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2.376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0.99pt solid #3c3c3c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5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36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9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1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6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6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9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2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3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2" table:default-cell-style-name="ce26"/>
        <table:table-column table:style-name="co11" table:number-columns-repeated="767" table:default-cell-style-name="ce152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3" office:value-type="string" calcext:value-type="string" table:number-columns-spanned="3" table:number-rows-spanned="2">
              <text:p>Fiche de tâche</text:p>
            </table:table-cell>
            <table:covered-table-cell table:style-name="ce57"/>
            <table:covered-table-cell table:style-name="ce63"/>
            <table:table-cell table:style-name="ce70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7"/>
            <table:table-cell table:style-name="ce125" office:value-type="string" calcext:value-type="string" table:number-columns-spanned="2" table:number-rows-spanned="1">
              <text:p>N° d'identification</text:p>
            </table:table-cell>
            <table:covered-table-cell table:style-name="ce136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4"/>
            <table:covered-table-cell table:number-columns-repeated="2" table:style-name="ce58"/>
            <table:table-cell table:style-name="ce71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8"/>
            <table:table-cell table:style-name="ce126" office:value-type="string" calcext:value-type="string" table:number-columns-spanned="2" table:number-rows-spanned="1">
              <text:p>D060-QG3-rév0</text:p>
            </table:table-cell>
            <table:covered-table-cell table:style-name="ce137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59"/>
            <table:table-cell table:style-name="ce29" office:value-type="string" calcext:value-type="string">
              <text:p>Direction</text:p>
              <text:p>du Rdt</text:p>
            </table:table-cell>
            <table:table-cell table:style-name="ce72" office:value-type="string" calcext:value-type="string" table:number-columns-spanned="2" table:number-rows-spanned="1">
              <text:p>Reporting tâche</text:p>
            </table:table-cell>
            <table:covered-table-cell table:style-name="ce79"/>
            <table:table-cell table:style-name="ce93" office:value-type="string" calcext:value-type="string">
              <text:p>N° étude</text:p>
              <text:p>Macrotâche</text:p>
            </table:table-cell>
            <table:table-cell table:style-name="ce101"/>
            <table:table-cell table:style-name="ce103" office:value-type="string" calcext:value-type="string">
              <text:p>Nom Fichier</text:p>
            </table:table-cell>
            <table:table-cell table:style-name="ce103" office:value-type="string" calcext:value-type="string">
              <text:p>Version</text:p>
            </table:table-cell>
            <table:table-cell table:style-name="ce115" office:value-type="string" calcext:value-type="string">
              <text:p>Mise à jour</text:p>
            </table:table-cell>
            <table:table-cell table:style-name="ce127" office:value-type="string" calcext:value-type="string">
              <text:p>Niv. Confid.</text:p>
            </table:table-cell>
            <table:table-cell table:style-name="ce138" office:value-type="string" calcext:value-type="string">
              <text:p>Edition</text:p>
            </table:table-cell>
            <table:table-cell table:style-name="ce149" table:number-columns-repeated="1009"/>
          </table:table-row>
          <table:table-row table:style-name="ro2">
            <table:table-cell table:style-name="ce4" office:value-type="string" calcext:value-type="string">
              <text:p>2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0"/>
            <table:table-cell table:style-name="ce30"/>
            <table:table-cell table:style-name="ce30" table:number-columns-spanned="2" table:number-rows-spanned="1"/>
            <table:covered-table-cell table:style-name="ce80"/>
            <table:table-cell table:style-name="ce94"/>
            <table:table-cell table:style-name="ce102"/>
            <table:table-cell table:style-name="ce30"/>
            <table:table-cell table:style-name="ce94" office:value-type="string" calcext:value-type="string">
              <text:p>0.0</text:p>
            </table:table-cell>
            <table:table-cell table:style-name="ce116"/>
            <table:table-cell table:style-name="ce30" office:value-type="float" office:value="2" calcext:value-type="float">
              <text:p>2</text:p>
            </table:table-cell>
            <table:table-cell table:style-name="ce139" table:formula="of:=TODAY()" office:value-type="date" office:date-value="2015-10-29" calcext:value-type="date">
              <text:p>29-oct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4"/>
            <table:table-cell table:style-name="ce5"/>
            <table:table-cell table:style-name="ce81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Conception</text:p>
            </table:table-cell>
            <table:covered-table-cell table:number-columns-repeated="4" table:style-name="ce45"/>
            <table:covered-table-cell table:style-name="ce73"/>
            <table:table-cell table:style-name="ce82" office:value-type="string" calcext:value-type="string">
              <text:p>Durée</text:p>
            </table:table-cell>
            <table:table-cell table:style-name="ce82" office:value-type="string" calcext:value-type="string">
              <text:p>Début</text:p>
            </table:table-cell>
            <table:table-cell table:style-name="ce82" office:value-type="string" calcext:value-type="string">
              <text:p>Fin</text:p>
            </table:table-cell>
            <table:table-cell table:style-name="ce104" office:value-type="string" calcext:value-type="string">
              <text:p>Charges totales</text:p>
            </table:table-cell>
            <table:table-cell table:style-name="ce104" office:value-type="string" calcext:value-type="string">
              <text:p>Charges externes</text:p>
            </table:table-cell>
            <table:table-cell table:style-name="ce117" office:value-type="string" calcext:value-type="string" table:number-columns-spanned="3" table:number-rows-spanned="1">
              <text:p>Ressources</text:p>
            </table:table-cell>
            <table:covered-table-cell table:style-name="ce128"/>
            <table:covered-table-cell table:style-name="ce140"/>
            <table:table-cell/>
            <table:table-cell table:style-name="ce151" table:number-columns-spanned="2" table:number-rows-spanned="1"/>
            <table:covered-table-cell table:style-name="ce151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Cahier de conception (livrable interne)</text:p>
          </table:table-cell>
          <table:covered-table-cell table:number-columns-repeated="3" table:style-name="ce46"/>
          <table:covered-table-cell table:style-name="ce65"/>
          <table:table-cell table:style-name="ce59" office:value-type="string" calcext:value-type="string">
            <text:p>Planifié</text:p>
          </table:table-cell>
          <table:table-cell table:style-name="ce83" office:value-type="string" calcext:value-type="string">
            <text:p>8j</text:p>
          </table:table-cell>
          <table:table-cell table:style-name="ce95" office:value-type="date" office:date-value="2015-11-16" calcext:value-type="date">
            <text:p>16/11/15</text:p>
          </table:table-cell>
          <table:table-cell table:style-name="ce95" office:value-type="date" office:date-value="2015-12-16" calcext:value-type="date">
            <text:p>16/12/15</text:p>
          </table:table-cell>
          <table:table-cell table:style-name="ce105" office:value-type="currency" office:currency="EUR" office:value="4800" calcext:value-type="currency">
            <text:p>4 800,00 €</text:p>
          </table:table-cell>
          <table:table-cell table:style-name="ce83"/>
          <table:table-cell table:style-name="ce118" office:value-type="string" calcext:value-type="string" table:number-columns-spanned="3" table:number-rows-spanned="2">
            <text:p>32 jours-hommes</text:p>
          </table:table-cell>
          <table:covered-table-cell table:style-name="ce129"/>
          <table:covered-table-cell table:style-name="ce141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7"/>
          <table:covered-table-cell table:style-name="ce66"/>
          <table:table-cell table:style-name="ce74" office:value-type="string" calcext:value-type="string">
            <text:p>Réalisé</text:p>
          </table:table-cell>
          <table:table-cell table:style-name="ce84"/>
          <table:table-cell table:style-name="ce96" table:number-columns-repeated="2"/>
          <table:table-cell table:style-name="ce106" table:number-columns-spanned="2" table:number-rows-spanned="1"/>
          <table:covered-table-cell table:style-name="ce110"/>
          <table:covered-table-cell table:style-name="ce119"/>
          <table:covered-table-cell table:style-name="ce130"/>
          <table:covered-table-cell table:style-name="ce142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5"/>
          <table:table-cell table:style-name="ce97" table:number-columns-repeated="2"/>
          <table:table-cell table:style-name="ce85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Etude du code de “Bifurcation”</text:p>
          </table:table-cell>
          <table:covered-table-cell table:number-columns-repeated="5" table:style-name="ce48"/>
          <table:table-cell table:style-name="ce86" office:value-type="string" calcext:value-type="string">
            <text:p>2j</text:p>
          </table:table-cell>
          <table:table-cell table:style-name="ce98" office:value-type="date" office:date-value="2015-11-16" calcext:value-type="date">
            <text:p>16/11/15</text:p>
          </table:table-cell>
          <table:table-cell table:style-name="ce98" office:value-type="date" office:date-value="2015-11-17" calcext:value-type="date">
            <text:p>17/11/15</text:p>
          </table:table-cell>
          <table:table-cell table:style-name="ce107" office:value-type="currency" office:currency="EUR" office:value="1200" calcext:value-type="currency">
            <text:p>1 200,00 €</text:p>
          </table:table-cell>
          <table:table-cell table:style-name="ce86"/>
          <table:table-cell table:style-name="ce120" office:value-type="string" calcext:value-type="string" table:number-columns-spanned="3" table:number-rows-spanned="2">
            <text:p>8 jours-hommes</text:p>
          </table:table-cell>
          <table:covered-table-cell table:style-name="ce131"/>
          <table:covered-table-cell table:style-name="ce143"/>
          <table:table-cell table:number-columns-repeated="1009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7"/>
          <table:table-cell table:style-name="ce99" table:number-columns-repeated="2"/>
          <table:table-cell table:style-name="ce108" table:number-columns-spanned="2" table:number-rows-spanned="1"/>
          <table:covered-table-cell table:style-name="ce111"/>
          <table:covered-table-cell table:style-name="ce121"/>
          <table:covered-table-cell table:style-name="ce132"/>
          <table:covered-table-cell table:style-name="ce144"/>
          <table:table-cell table:number-columns-repeated="1009"/>
        </table:table-row>
        <table:table-row table:style-name="ro5">
          <table:table-cell table:style-name="ce12" office:value-type="float" office:value="4" calcext:value-type="float" table:number-columns-spanned="1" table:number-rows-spanned="2">
            <text:p>4</text:p>
          </table:table-cell>
          <table:table-cell table:style-name="ce36" office:value-type="string" calcext:value-type="string" table:number-columns-spanned="6" table:number-rows-spanned="1">
            <text:p>Conception de l'architecture</text:p>
          </table:table-cell>
          <table:covered-table-cell table:number-columns-repeated="5" table:style-name="ce36"/>
          <table:table-cell table:style-name="ce83" office:value-type="string" calcext:value-type="string">
            <text:p>4j</text:p>
          </table:table-cell>
          <table:table-cell table:style-name="ce95" office:value-type="date" office:date-value="2015-11-18" calcext:value-type="date">
            <text:p>18/11/15</text:p>
          </table:table-cell>
          <table:table-cell table:style-name="ce95" office:value-type="date" office:date-value="2015-12-14" calcext:value-type="date">
            <text:p>14/12/15</text:p>
          </table:table-cell>
          <table:table-cell table:style-name="ce105" office:value-type="currency" office:currency="EUR" office:value="2400" calcext:value-type="currency">
            <text:p>2 400,00 €</text:p>
          </table:table-cell>
          <table:table-cell table:style-name="ce83"/>
          <table:table-cell table:style-name="ce122" office:value-type="string" calcext:value-type="string" table:number-columns-spanned="3" table:number-rows-spanned="2">
            <text:p>16 jours-hommes</text:p>
          </table:table-cell>
          <table:covered-table-cell table:style-name="ce123"/>
          <table:covered-table-cell table:style-name="ce145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7"/>
          <table:table-cell table:style-name="ce99" table:number-columns-repeated="2"/>
          <table:table-cell table:style-name="ce108" table:number-columns-spanned="2" table:number-rows-spanned="1"/>
          <table:covered-table-cell table:style-name="ce111"/>
          <table:covered-table-cell table:number-columns-repeated="2" table:style-name="ce123"/>
          <table:covered-table-cell table:style-name="ce145"/>
          <table:table-cell table:number-columns-repeated="1009"/>
        </table:table-row>
        <table:table-row table:style-name="ro5"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36" office:value-type="string" calcext:value-type="string" table:number-columns-spanned="6" table:number-rows-spanned="1">
            <text:p>Refactoring</text:p>
          </table:table-cell>
          <table:covered-table-cell table:number-columns-repeated="5" table:style-name="ce36"/>
          <table:table-cell table:style-name="ce83" office:value-type="string" calcext:value-type="string">
            <text:p>2j</text:p>
          </table:table-cell>
          <table:table-cell table:style-name="ce95" office:value-type="date" office:date-value="2015-12-15" calcext:value-type="date">
            <text:p>15/12/15</text:p>
          </table:table-cell>
          <table:table-cell table:style-name="ce95" office:value-type="date" office:date-value="2015-12-16" calcext:value-type="date">
            <text:p>16/12/15</text:p>
          </table:table-cell>
          <table:table-cell table:style-name="ce105" office:value-type="currency" office:currency="EUR" office:value="1200" calcext:value-type="currency">
            <text:p>1 200,00 €</text:p>
          </table:table-cell>
          <table:table-cell table:style-name="ce83"/>
          <table:table-cell table:style-name="ce122" office:value-type="string" calcext:value-type="string" table:number-columns-spanned="3" table:number-rows-spanned="2">
            <text:p>8 jours-hommes</text:p>
          </table:table-cell>
          <table:covered-table-cell table:style-name="ce123"/>
          <table:covered-table-cell table:style-name="ce145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7"/>
          <table:table-cell table:style-name="ce99" table:number-columns-repeated="2"/>
          <table:table-cell table:style-name="ce108" table:number-columns-spanned="2" table:number-rows-spanned="1"/>
          <table:covered-table-cell table:style-name="ce111"/>
          <table:covered-table-cell table:number-columns-repeated="2" table:style-name="ce123"/>
          <table:covered-table-cell table:style-name="ce145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3"/>
          <table:table-cell table:style-name="ce95" table:number-columns-repeated="2"/>
          <table:table-cell table:style-name="ce83" table:number-columns-repeated="2"/>
          <table:table-cell table:style-name="ce122" table:number-columns-spanned="3" table:number-rows-spanned="2"/>
          <table:covered-table-cell table:style-name="ce123"/>
          <table:covered-table-cell table:style-name="ce145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7"/>
          <table:table-cell table:style-name="ce99" table:number-columns-repeated="2"/>
          <table:table-cell table:style-name="ce108" table:number-columns-spanned="2" table:number-rows-spanned="1"/>
          <table:covered-table-cell table:style-name="ce111"/>
          <table:covered-table-cell table:number-columns-repeated="2" table:style-name="ce123"/>
          <table:covered-table-cell table:style-name="ce145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3"/>
          <table:table-cell table:style-name="ce95" table:number-columns-repeated="2"/>
          <table:table-cell table:style-name="ce83" table:number-columns-repeated="2"/>
          <table:table-cell table:style-name="ce122" table:number-columns-spanned="3" table:number-rows-spanned="2"/>
          <table:covered-table-cell table:style-name="ce123"/>
          <table:covered-table-cell table:style-name="ce145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7"/>
          <table:table-cell table:style-name="ce99" table:number-columns-repeated="2"/>
          <table:table-cell table:style-name="ce108" table:number-columns-spanned="2" table:number-rows-spanned="1"/>
          <table:covered-table-cell table:style-name="ce111"/>
          <table:covered-table-cell table:number-columns-repeated="2" table:style-name="ce123"/>
          <table:covered-table-cell table:style-name="ce145"/>
          <table:table-cell table:style-name="ce150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3"/>
          <table:table-cell table:style-name="ce95" table:number-columns-repeated="2"/>
          <table:table-cell table:style-name="ce83" table:number-columns-repeated="2"/>
          <table:table-cell table:style-name="ce118" table:number-columns-spanned="3" table:number-rows-spanned="2"/>
          <table:covered-table-cell table:style-name="ce123"/>
          <table:covered-table-cell table:style-name="ce145"/>
          <table:table-cell table:number-columns-repeated="1009"/>
        </table:table-row>
        <table:table-row table:style-name="ro5">
          <table:covered-table-cell table:style-name="ce17"/>
          <table:table-cell table:style-name="ce32" table:number-columns-spanned="6" table:number-rows-spanned="1"/>
          <table:covered-table-cell table:number-columns-repeated="5" table:style-name="ce32"/>
          <table:table-cell table:style-name="ce88"/>
          <table:table-cell table:style-name="ce96" table:number-columns-repeated="2"/>
          <table:table-cell table:style-name="ce109" table:number-columns-spanned="2" table:number-rows-spanned="1"/>
          <table:covered-table-cell table:style-name="ce112"/>
          <table:covered-table-cell table:number-columns-repeated="2" table:style-name="ce124"/>
          <table:covered-table-cell table:style-name="ce146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7" table:number-columns-spanned="7" table:number-rows-spanned="3"/>
          <table:covered-table-cell table:number-columns-repeated="5" table:style-name="ce49"/>
          <table:covered-table-cell table:style-name="ce89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7" table:number-columns-spanned="6" table:number-rows-spanned="3"/>
          <table:covered-table-cell table:number-columns-repeated="4" table:style-name="ce49"/>
          <table:covered-table-cell table:style-name="ce89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8"/>
          <table:covered-table-cell table:style-name="ce90"/>
          <table:covered-table-cell table:style-name="ce20"/>
          <table:covered-table-cell table:number-columns-repeated="5" table:style-name="ce38"/>
          <table:covered-table-cell table:style-name="ce90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39"/>
          <table:covered-table-cell table:style-name="ce91"/>
          <table:covered-table-cell table:style-name="ce21"/>
          <table:covered-table-cell table:number-columns-repeated="5" table:style-name="ce39"/>
          <table:covered-table-cell table:style-name="ce91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0" office:value-type="string" calcext:value-type="string" table:number-columns-spanned="2" table:number-rows-spanned="1">
            <text:p>Direction du Rdt</text:p>
          </table:table-cell>
          <table:covered-table-cell table:style-name="ce50"/>
          <table:table-cell table:style-name="ce40" office:value-type="string" calcext:value-type="string" table:number-columns-spanned="2" table:number-rows-spanned="1">
            <text:p>Autre Direction</text:p>
          </table:table-cell>
          <table:covered-table-cell table:style-name="ce61"/>
          <table:table-cell table:style-name="ce67" table:number-columns-spanned="2" table:number-rows-spanned="1"/>
          <table:covered-table-cell table:style-name="ce75"/>
          <table:table-cell table:style-name="ce92" table:number-columns-spanned="2" table:number-rows-spanned="1"/>
          <table:covered-table-cell table:style-name="ce92"/>
          <table:table-cell table:style-name="ce40" office:value-type="string" calcext:value-type="string" table:number-columns-spanned="2" table:number-rows-spanned="1">
            <text:p>Chef de projet (Cdp)</text:p>
          </table:table-cell>
          <table:covered-table-cell table:style-name="ce50"/>
          <table:table-cell table:style-name="ce113" table:number-columns-repeated="2"/>
          <table:table-cell table:style-name="ce40" office:value-type="string" calcext:value-type="string" table:number-columns-spanned="2" table:number-rows-spanned="1">
            <text:p>Vu par Rdt</text:p>
          </table:table-cell>
          <table:covered-table-cell table:style-name="ce61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1" table:number-columns-spanned="2" table:number-rows-spanned="1"/>
          <table:covered-table-cell table:style-name="ce51"/>
          <table:table-cell table:style-name="ce55" table:number-columns-spanned="2" table:number-rows-spanned="1"/>
          <table:covered-table-cell table:style-name="ce51"/>
          <table:table-cell table:style-name="ce68" table:number-columns-repeated="4"/>
          <table:table-cell table:style-name="ce55" table:number-columns-spanned="2" table:number-rows-spanned="1"/>
          <table:covered-table-cell table:style-name="ce51"/>
          <table:table-cell table:style-name="ce114"/>
          <table:table-cell table:style-name="ce9"/>
          <table:table-cell table:style-name="ce133" table:number-columns-spanned="2" table:number-rows-spanned="1"/>
          <table:covered-table-cell table:style-name="ce147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2" table:formula="of:=IF([.F4]=0;&quot;&quot;;[.F4])" table:number-columns-spanned="2" table:number-rows-spanned="1">
            <text:p/>
          </table:table-cell>
          <table:covered-table-cell table:style-name="ce51"/>
          <table:table-cell table:style-name="ce56" table:number-columns-spanned="2" table:number-rows-spanned="1"/>
          <table:covered-table-cell table:style-name="ce51"/>
          <table:table-cell table:style-name="ce68" table:number-columns-repeated="4"/>
          <table:table-cell table:style-name="ce56" table:number-columns-spanned="2" table:number-rows-spanned="1"/>
          <table:covered-table-cell table:style-name="ce51"/>
          <table:table-cell table:style-name="ce114"/>
          <table:table-cell table:style-name="ce9"/>
          <table:table-cell table:style-name="ce134" table:formula="of:=IF([.F4]=0;&quot;&quot;;[.F4])" table:number-columns-spanned="2" table:number-rows-spanned="1">
            <text:p/>
          </table:table-cell>
          <table:covered-table-cell table:style-name="ce147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3" table:number-columns-spanned="2" table:number-rows-spanned="1"/>
          <table:covered-table-cell table:style-name="ce52"/>
          <table:table-cell table:style-name="ce43" table:number-columns-spanned="2" table:number-rows-spanned="1"/>
          <table:covered-table-cell table:style-name="ce62"/>
          <table:table-cell table:style-name="ce69"/>
          <table:table-cell table:style-name="ce76" table:number-columns-repeated="2"/>
          <table:table-cell table:style-name="ce100"/>
          <table:table-cell table:style-name="ce43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2"/>
          <table:table-cell table:style-name="ce113"/>
          <table:table-cell table:style-name="ce9"/>
          <table:table-cell table:style-name="ce135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48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4:19:20.1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0-29T14:20:39.164000000</dc:date>
    <meta:print-date>2003-09-01T15:32:46</meta:print-date>
    <meta:editing-duration>PT1H15M28S</meta:editing-duration>
    <meta:editing-cycles>5</meta:editing-cycles>
    <meta:generator>LibreOffice/4.1.5.3$Windows_x86 LibreOffice_project/1c1366bba2ba2b554cd2ca4d87c06da81c05d24</meta:generator>
    <meta:document-statistic meta:table-count="1" meta:cell-count="77" meta:object-count="0"/>
  </office:meta>
</office:document-meta>
</file>